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5071in"/>
    </style:style>
    <style:style style:name="co12" style:family="table-column">
      <style:table-column-properties fo:break-before="auto" style:column-width="2.0402in"/>
    </style:style>
    <style:style style:name="co13" style:family="table-column">
      <style:table-column-properties fo:break-before="auto" style:column-width="7.8083in"/>
    </style:style>
    <style:style style:name="co14" style:family="table-column">
      <style:table-column-properties fo:break-before="auto" style:column-width="0.8283in"/>
    </style:style>
    <style:style style:name="co15" style:family="table-column">
      <style:table-column-properties fo:break-before="auto" style:column-width="3.9598in"/>
    </style:style>
    <style:style style:name="co16" style:family="table-column">
      <style:table-column-properties fo:break-before="auto" style:column-width="0.710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>
            <text:p>BonusAmount</text:p>
          </table:table-cell>
          <table:table-cell office:value-type="string">
            <text:p>action</text:p>
          </table:table-cell>
          <table:table-cell office:value-type="string">
            <text:p>gambleInt</text:p>
          </table:table-cell>
          <table:table-cell office:value-type="string">
            <text:p>gambleMag</text:p>
          </table:table-cell>
          <table:table-cell office:value-type="string">
            <text:p>gambleRT</text:p>
          </table:table-cell>
          <table:table-cell office:value-type="string">
            <text:p>indexOf</text:p>
          </table:table-cell>
          <table:table-cell office:value-type="string">
            <text:p>outcomeRT</text:p>
          </table:table-cell>
          <table:table-cell office:value-type="string">
            <text:p>phase</text:p>
          </table:table-cell>
          <table:table-cell office:value-type="string">
            <text:p>response</text:p>
          </table:table-cell>
          <table:table-cell office:value-type="string">
            <text:p>standardGamble</text:p>
          </table:table-cell>
          <table:table-cell office:value-type="string">
            <text:p>status</text:p>
          </table:table-cell>
          <table:table-cell office:value-type="string">
            <text:p>template</text:p>
          </table:table-cell>
          <table:table-cell office:value-type="string">
            <text:p>templates</text:p>
          </table:table-cell>
          <table:table-cell office:value-type="string">
            <text:p>trialNumber</text:p>
          </table:table-cell>
          <table:table-cell office:value-type="string">
            <text:p>uniqueid</text:p>
          </table:table-cell>
          <table:table-cell office:value-type="string">
            <text:p>view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debugD0V9J7:debugBGNAUR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debugD0V9J7:debugBGNAUR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debugD0V9J7:debugBGNAUR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debugD0V9J7:debugBGNAUR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5"/>
          <table:table-cell office:value-type="string">
            <text:p>fa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77">
            <text:p>5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566">
            <text:p>15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74">
            <text:p>574</text:p>
          </table:table-cell>
          <table:table-cell/>
          <table:table-cell office:value-type="string">
            <text:p>gam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98">
            <text:p>5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ail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postquestionnaire</text:p>
          </table:table-cell>
          <table:table-cell table:number-columns-repeated="2"/>
          <table:table-cell office:value-type="string">
            <text:p>submit</text:p>
          </table:table-cell>
          <table:table-cell table:number-columns-repeated="3"/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03">
            <text:p>703</text:p>
          </table:table-cell>
          <table:table-cell/>
          <table:table-cell office:value-type="string">
            <text:p>gam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03">
            <text:p>703</text:p>
          </table:table-cell>
          <table:table-cell/>
          <table:table-cell office:value-type="string">
            <text:p>fail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15">
            <text:p>215</text:p>
          </table:table-cell>
          <table:table-cell/>
          <table:table-cell office:value-type="string">
            <text:p>fa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13">
            <text:p>5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postquestionnaire</text:p>
          </table:table-cell>
          <table:table-cell table:number-columns-repeated="2"/>
          <table:table-cell office:value-type="string">
            <text:p>submit</text:p>
          </table:table-cell>
          <table:table-cell table:number-columns-repeated="3"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376">
            <text:p>1376</text:p>
          </table:table-cell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477">
            <text:p>1477</text:p>
          </table:table-cell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894">
            <text:p>8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postquestionnaire</text:p>
          </table:table-cell>
          <table:table-cell table:number-columns-repeated="2"/>
          <table:table-cell office:value-type="string">
            <text:p>submit</text:p>
          </table:table-cell>
          <table:table-cell table:number-columns-repeated="3"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A39PFY48UFLTTU:3UN61F00HWPEY9LTO375D4BDA80R55</text:p>
          </table:table-cell>
          <table:table-cell office:value-type="float" office:value="3324">
            <text:p>3324</text:p>
          </table:table-cell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A39PFY48UFLTTU:3UN61F00HWPEY9LTO375D4BDA80R55</text:p>
          </table:table-cell>
          <table:table-cell office:value-type="float" office:value="5570">
            <text:p>5570</text:p>
          </table:table-cell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A39PFY48UFLTTU:3UN61F00HWPEY9LTO375D4BDA80R55</text:p>
          </table:table-cell>
          <table:table-cell office:value-type="float" office:value="3768">
            <text:p>3768</text:p>
          </table:table-cell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A39PFY48UFLTTU:3UN61F00HWPEY9LTO375D4BDA80R55</text:p>
          </table:table-cell>
          <table:table-cell office:value-type="float" office:value="4428">
            <text:p>442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string">
            <text:p>fa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fail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/>
          <table:table-cell office:value-type="string">
            <text:p>fail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856">
            <text:p>8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gam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77">
            <text:p>677</text:p>
          </table:table-cell>
          <table:table-cell/>
          <table:table-cell office:value-type="string">
            <text:p>gambl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postquestionnaire</text:p>
          </table:table-cell>
          <table:table-cell table:number-columns-repeated="2"/>
          <table:table-cell office:value-type="string">
            <text:p>submit</text:p>
          </table:table-cell>
          <table:table-cell table:number-columns-repeated="3"/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debugD6DIS7:debugT4FTU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debugD6DIS7:debugT4FTU2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debugD6DIS7:debugT4FTU2</text:p>
          </table:table-cell>
          <table:table-cell office:value-type="float" office:value="5030">
            <text:p>5030</text:p>
          </table:table-cell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debugD6DIS7:debugT4FTU2</text:p>
          </table:table-cell>
          <table:table-cell office:value-type="float" office:value="2670">
            <text:p>2670</text:p>
          </table:table-cell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debugD6DIS7:debugT4FTU2</text:p>
          </table:table-cell>
          <table:table-cell office:value-type="float" office:value="3127">
            <text:p>312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285">
            <text:p>42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ail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debugD6DIS7:debugT4FTU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  <table:table-cell/>
          <table:table-cell office:value-type="string">
            <text:p>fail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debugD6DIS7:debugT4FTU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debugD6DIS7:debugT4FTU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postquestionnaire</text:p>
          </table:table-cell>
          <table:table-cell table:number-columns-repeated="2"/>
          <table:table-cell office:value-type="string">
            <text:p>submit</text:p>
          </table:table-cell>
          <table:table-cell table:number-columns-repeated="3"/>
          <table:table-cell office:value-type="string">
            <text:p>debugD6DIS7:debugT4FTU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6" meta:object-count="0"/>
    <meta:generator>LibreOffice/3.5$Linux_x86 LibreOffice_project/350m1$Build-2</meta:generator>
  </office:meta>
</office:document-meta>
</file>